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097cd8"/>
    </style:style>
    <style:style style:name="P4" style:family="paragraph" style:parent-style-name="Standard">
      <style:text-properties fo:font-weight="bold" officeooo:rsid="00097cd8" officeooo:paragraph-rsid="00097cd8" style:font-weight-asian="bold" style:font-weight-complex="bold"/>
    </style:style>
    <style:style style:name="P5" style:family="paragraph" style:parent-style-name="Standard">
      <style:text-properties fo:font-weight="bold" officeooo:rsid="00097cd8" officeooo:paragraph-rsid="000de959" style:font-weight-asian="bold" style:font-weight-complex="bold"/>
    </style:style>
    <style:style style:name="P6" style:family="paragraph" style:parent-style-name="Standard" style:list-style-name="L1">
      <style:text-properties officeooo:rsid="00097cd8" officeooo:paragraph-rsid="00097cd8"/>
    </style:style>
    <style:style style:name="P7" style:family="paragraph" style:parent-style-name="Standard">
      <style:text-properties officeooo:rsid="00097cd8" officeooo:paragraph-rsid="00097cd8"/>
    </style:style>
    <style:style style:name="P8" style:family="paragraph" style:parent-style-name="Standard" style:list-style-name="L2">
      <style:text-properties officeooo:rsid="00097cd8" officeooo:paragraph-rsid="00097cd8"/>
    </style:style>
    <style:style style:name="P9" style:family="paragraph" style:parent-style-name="Standard" style:list-style-name="L3">
      <style:text-properties officeooo:rsid="00097cd8" officeooo:paragraph-rsid="00097cd8"/>
    </style:style>
    <style:style style:name="P10" style:family="paragraph" style:parent-style-name="Standard">
      <style:text-properties officeooo:rsid="00097cd8" officeooo:paragraph-rsid="000de959"/>
    </style:style>
    <style:style style:name="P11" style:family="paragraph" style:parent-style-name="Standard" style:list-style-name="L4"/>
    <style:style style:name="P12" style:family="paragraph" style:parent-style-name="Standard" style:list-style-name="L5">
      <style:text-properties officeooo:paragraph-rsid="000de959"/>
    </style:style>
    <style:style style:name="P13" style:family="paragraph" style:parent-style-name="Standard" style:list-style-name="L5">
      <style:text-properties officeooo:paragraph-rsid="000ef84b"/>
    </style:style>
    <style:style style:name="T1" style:family="text">
      <style:text-properties officeooo:rsid="00097cd8"/>
    </style:style>
    <style:style style:name="T2" style:family="text">
      <style:text-properties officeooo:rsid="000b32ea"/>
    </style:style>
    <style:style style:name="T3" style:family="text">
      <style:text-properties officeooo:rsid="000de959"/>
    </style:style>
    <style:style style:name="T4" style:family="text">
      <style:text-properties officeooo:rsid="000ef84b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anning trees</text:p>
      <text:p text:style-name="Standard"/>
      <text:p text:style-name="P4">Spanning tree</text:p>
      <text:list xml:id="list9102942238077412195" text:style-name="L1">
        <text:list-item>
          <text:p text:style-name="P6">A spanning tree of a connected graph G is a tree which spans the entire graph, i.e., it covers all the vertices of the graph.</text:p>
        </text:list-item>
        <text:list-item>
          <text:p text:style-name="P6">Also called</text:p>
          <text:list>
            <text:list-item>
              <text:p text:style-name="P6">Skeleton of a graph</text:p>
            </text:list-item>
            <text:list-item>
              <text:p text:style-name="P6">Scaffolding of a graph</text:p>
            </text:list-item>
            <text:list-item>
              <text:p text:style-name="P6">Maximal tree of a graph</text:p>
            </text:list-item>
            <text:list-item>
              <text:p text:style-name="P6">Maximal tree sub-graph of a graph</text:p>
            </text:list-item>
          </text:list>
        </text:list-item>
      </text:list>
      <text:p text:style-name="P7"/>
      <text:p text:style-name="P4">Spanning forest</text:p>
      <text:p text:style-name="P7">A collection of spanning forests of all components of a disconnected graph.</text:p>
      <text:p text:style-name="P7"/>
      <text:p text:style-name="P4">Rank of a connected graph</text:p>
      <text:p text:style-name="P7">The number of branches of the spanning tree of that graph, i.e., n – 1.</text:p>
      <text:p text:style-name="P7"/>
      <text:p text:style-name="P4">Nullity of a connected graph</text:p>
      <text:p text:style-name="P7">The number of chords of the connected graph, i.e., e – (n – 1)</text:p>
      <text:p text:style-name="P7"/>
      <text:p text:style-name="P4">Branch</text:p>
      <text:p text:style-name="P7">An edge of a graph which is a part of the spanning tree</text:p>
      <text:p text:style-name="P7"/>
      <text:p text:style-name="P4">Chord</text:p>
      <text:p text:style-name="P7">An edge of the graph which is not a part of a particular spanning tree.</text:p>
      <text:p text:style-name="P7"/>
      <text:p text:style-name="P4">Fundamental circuit</text:p>
      <text:list xml:id="list1836350024766806857" text:style-name="L2">
        <text:list-item>
          <text:p text:style-name="P8">A circuit formed when a single chord is added to a particular spanning tree of a graph.</text:p>
        </text:list-item>
        <text:list-item>
          <text:p text:style-name="P8">A graph has as many fundamental circuits as the number of its chords, as each chord when added to a tree of G is capable of producing a fundamental circuit.</text:p>
        </text:list-item>
        <text:list-item>
          <text:p text:style-name="P8">All circuits of a graph are combinations of some fundamental circuit.</text:p>
        </text:list-item>
      </text:list>
      <text:p text:style-name="P7"/>
      <text:p text:style-name="P4">Elementary tree transformation</text:p>
      <text:p text:style-name="P7">Elementary tree transformations help generate all spanning trees of a graph. </text:p>
      <text:list xml:id="list8187197043110380205" text:style-name="L3">
        <text:list-item>
          <text:p text:style-name="P9">We start with one particular spanning tree.</text:p>
        </text:list-item>
        <text:list-item>
          <text:p text:style-name="P9">Add a chord to it to form a fundamental circuit and delete a branch to generate a different spanning tree.</text:p>
        </text:list-item>
      </text:list>
      <text:p text:style-name="P7"/>
      <text:p text:style-name="P4">Distance between two spanning trees</text:p>
      <text:p text:style-name="P7">Number of edges present only in the first and not in the second spanning tree.</text:p>
      <text:p text:style-name="P7"><draw:frame draw:style-name="fr1" draw:name="Object1" text:anchor-type="as-char" svg:width="1.946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Weight of a spanning tree</text:p>
      <text:p text:style-name="P3"><text:span text:style-name="T1">Sum of w</text:span><text:span text:style-name="T2">e</text:span><text:span text:style-name="T1">ights of all edges of that tree.</text:span></text:p>
      <text:p text:style-name="P7"/>
      <text:p text:style-name="P5"><text:span text:style-name="T3">Cayley's </text:span><text:span text:style-name="T4">formula</text:span></text:p>
      <text:list xml:id="list3593005873643039586" text:style-name="L5">
        <text:list-item>
          <text:p text:style-name="P12"><text:span text:style-name="T3">Maximum number of spanning trees in a graph with n vertices </text:span><text:span text:style-name="T4">= </text:span><text:span text:style-name="T4"><draw:frame draw:style-name="fr2" draw:name="Object2" text:anchor-type="as-char" svg:width="0.3516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13"><text:a xlink:type="simple" xlink:href="../../../../Academic/Engineering%20Mathematics/Notes/Cayley%20Formula.pdf"><text:span text:style-name="T4">Proof using a bijection from prufers sequences</text:span></text:a></text:p>
        </text:list-item>
      </text:list>
      <text:p text:style-name="P10"><text:span text:style-name="T4"/></text:p>
      <text:p text:style-name="P1">To do</text:p>
      <text:list xml:id="list8352849982248863254" text:style-name="L4">
        <text:list-item>
          <text:p text:style-name="P11"><text:soft-page-break/>Deo</text:p>
          <text:list>
            <text:list-item>
              <text:p text:style-name="P11">chapter 3 exercises</text:p>
            </text:list-item>
            <text:list-item>
              <text:p text:style-name="P11">counting tre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0.2.2$Linux_x86 LibreOffice_project/400m0$Build-2</meta:generator>
    <dc:date>2013-10-17T16:44:52</dc:date>
    <meta:editing-duration>PT8M30S</meta:editing-duration>
    <meta:editing-cycles>10</meta:editing-cycles>
    <dc:creator>Kempa </dc:creator>
    <meta:document-statistic meta:table-count="0" meta:image-count="0" meta:object-count="2" meta:page-count="2" meta:paragraph-count="38" meta:word-count="310" meta:character-count="1620" meta:non-whitespace-character-count="1358"/>
  </office:meta>
</office:document-meta>
</file>

<file path=Object 1/content.xml><?xml version="1.0" encoding="utf-8"?>
<math xmlns="http://www.w3.org/1998/Math/MathML">
  <semantics>
    <mrow>
      <mi>d</mi>
      <mrow>
        <mrow>
          <mo stretchy="false">(</mo>
          <mrow>
            <msub>
              <mi>T</mi>
              <mi>i</mi>
            </msub>
            <mi>,</mi>
            <msub>
              <mi>T</mi>
              <mi>j</mi>
            </msub>
          </mrow>
          <mo stretchy="false">)</mo>
        </mrow>
        <mo stretchy="false">=</mo>
        <mfrac>
          <mn>1</mn>
          <mn>2</mn>
        </mfrac>
      </mrow>
      <mi>N</mi>
      <mrow>
        <mo stretchy="false">(</mo>
        <mrow>
          <msub>
            <mi>T</mi>
            <mi>i</mi>
          </msub>
          <mi mathvariant="italic">exor</mi>
          <msub>
            <mi>T</mi>
            <mi>j</mi>
          </msub>
        </mrow>
        <mo stretchy="false">)</mo>
      </mrow>
    </mrow>
    <annotation encoding="StarMath 5.0">d(T_i, T_j) = 1 over 2 N(T_i exor T_j)</annotation>
  </semantics>
</math>
</file>

<file path=Object 2/content.xml><?xml version="1.0" encoding="utf-8"?>
<math xmlns="http://www.w3.org/1998/Math/MathML">
  <semantics>
    <mrow>
      <msup>
        <mi>n</mi>
        <mrow>
          <mrow>
            <mi>n</mi>
            <mo stretchy="false">−</mo>
            <mn>2</mn>
          </mrow>
        </mrow>
      </msup>
    </mrow>
    <annotation encoding="StarMath 5.0">n^{n-2}</annotation>
  </semantics>
</math>
</file>